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268ec"/>
    </style:style>
    <style:style style:name="T1" style:family="text">
      <style:text-properties fo:color="#4078f2" loext:opacity="100%"/>
    </style:style>
    <style:style style:name="T2" style:family="text">
      <style:text-properties fo:color="#383a42" loext:opacity="100%"/>
    </style:style>
    <style:style style:name="T3" style:family="text">
      <style:text-properties fo:color="#b76b0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═══════════════════════════════════════════════════════</text:p>
      <text:p text:style-name="P1">PATIENT MEDICAL REPORT ═══════════════════════════════════════════════════════</text:p>
      <text:p text:style-name="P1"><text:span text:style-name="T1"><text:tab/>Report Generated: </text:span><text:span text:style-name="T2">{</text:span><text:span text:style-name="T1">generated_at</text:span><text:span text:style-name="T2">}</text:span><text:span text:style-name="T1"> </text:span></text:p>
      <text:p text:style-name="P1"><text:span text:style-name="T1"><text:tab/>Report ID: </text:span><text:span text:style-name="T2">{</text:span><text:span text:style-name="T1">record_id</text:span><text:span text:style-name="T2">}</text:span><text:span text:style-name="T1"> </text:span>────────────────────────────────────────────────────────</text:p>
      <text:p text:style-name="P1">PATIENT INFORMATION ────────────────────────────────────────────────────────<text:tab/><text:span text:style-name="T1">Patient ID: </text:span><text:span text:style-name="T2">{</text:span><text:span text:style-name="T1">record_id</text:span><text:span text:style-name="T2">}</text:span><text:span text:style-name="T1"> </text:span></text:p>
      <text:p text:style-name="P1"><text:span text:style-name="T1"><text:tab/>First Name: </text:span><text:span text:style-name="T2">{</text:span><text:span text:style-name="T1">first_name</text:span><text:span text:style-name="T2">}</text:span><text:span text:style-name="T1"> </text:span></text:p>
      <text:p text:style-name="P1"><text:span text:style-name="T1"><text:tab/>Last Name: </text:span><text:span text:style-name="T2">{</text:span><text:span text:style-name="T1">last_name</text:span><text:span text:style-name="T2">}</text:span><text:span text:style-name="T1"> </text:span></text:p>
      <text:p text:style-name="P1"><text:span text:style-name="T1"><text:tab/>Date of Birth: </text:span><text:span text:style-name="T2">{</text:span><text:span text:style-name="T1">date_of_birth</text:span><text:span text:style-name="T2">}</text:span><text:span text:style-name="T1"> </text:span></text:p>
      <text:p text:style-name="P1"><text:span text:style-name="T1"><text:tab/>Age: </text:span><text:span text:style-name="T2">{</text:span><text:span text:style-name="T1">age</text:span><text:span text:style-name="T2">}</text:span><text:span text:style-name="T1"> </text:span></text:p>
      <text:p text:style-name="P1"><text:span text:style-name="T1"><text:tab/>Gender: </text:span><text:span text:style-name="T2">{</text:span><text:span text:style-name="T1">gender</text:span><text:span text:style-name="T2">}</text:span><text:span text:style-name="T1"> </text:span></text:p>
      <text:p text:style-name="P1"><text:span text:style-name="T1"><text:tab/>Contact Number: </text:span><text:span text:style-name="T2">{</text:span><text:span text:style-name="T1">phone</text:span><text:span text:style-name="T2">}</text:span><text:span text:style-name="T1"> </text:span></text:p>
      <text:p text:style-name="P1"><text:span text:style-name="T1"><text:tab/>Email: </text:span><text:span text:style-name="T2">{</text:span><text:span text:style-name="T1">email</text:span><text:span text:style-name="T2">}</text:span></text:p>
      <text:p text:style-name="P1"><text:span text:style-name="T1"><text:s/><text:tab/>Address: </text:span><text:span text:style-name="T2">{</text:span><text:span text:style-name="T1">address</text:span><text:span text:style-name="T2">}</text:span><text:span text:style-name="T1"> </text:span>────────────────────────────────────────────────────────MEDICAL HISTORY ────────────────────────────────────────────────────────<text:tab/><text:span text:style-name="T1">Chief Complaint: </text:span><text:span text:style-name="T2">{</text:span><text:span text:style-name="T1">chief_complaint</text:span><text:span text:style-name="T2">}</text:span><text:span text:style-name="T1"> </text:span></text:p>
      <text:p text:style-name="P1"><text:span text:style-name="T1"><text:tab/>Medical History: </text:span><text:span text:style-name="T2">{</text:span><text:span text:style-name="T1">medical_history</text:span><text:span text:style-name="T2">}</text:span><text:span text:style-name="T1"> </text:span></text:p>
      <text:p text:style-name="P1"><text:span text:style-name="T1"><text:tab/>Current Medications: </text:span><text:span text:style-name="T2">{</text:span><text:span text:style-name="T1">current_medications</text:span><text:span text:style-name="T2">}</text:span><text:span text:style-name="T1"> </text:span></text:p>
      <text:p text:style-name="P1"><text:span text:style-name="T1"><text:tab/>Allergies: </text:span><text:span text:style-name="T2">{</text:span><text:span text:style-name="T1">allergies</text:span><text:span text:style-name="T2">}</text:span><text:span text:style-name="T1"> </text:span></text:p>
      <text:p text:style-name="P1"><text:span text:style-name="T1"><text:tab/>Family History: </text:span><text:span text:style-name="T2">{</text:span><text:span text:style-name="T1">family_history</text:span><text:span text:style-name="T2">}</text:span><text:span text:style-name="T1"> </text:span>────────────────────────────────────────────────────────VITAL SIGNS ────────────────────────────────────────────────────────<text:tab/><text:span text:style-name="T1">Blood Pressure: </text:span><text:span text:style-name="T2">{</text:span><text:span text:style-name="T1">blood_pressure</text:span><text:span text:style-name="T2">}</text:span><text:span text:style-name="T1"> </text:span></text:p>
      <text:p text:style-name="P1"><text:span text:style-name="T1"><text:tab/>Heart Rate: </text:span><text:span text:style-name="T2">{</text:span><text:span text:style-name="T1">heart_rate</text:span><text:span text:style-name="T2">}</text:span><text:span text:style-name="T1"> </text:span></text:p>
      <text:p text:style-name="P1"><text:span text:style-name="T1"><text:tab/>Temperature: </text:span><text:span text:style-name="T2">{</text:span><text:span text:style-name="T1">temperature</text:span><text:span text:style-name="T2">}</text:span><text:span text:style-name="T1"> </text:span></text:p>
      <text:p text:style-name="P1"><text:span text:style-name="T1"><text:tab/>Respiratory Rate: </text:span><text:span text:style-name="T2">{</text:span><text:span text:style-name="T1">respiratory_rate</text:span><text:span text:style-name="T2">}</text:span><text:span text:style-name="T1"> </text:span></text:p>
      <text:p text:style-name="P1"><text:span text:style-name="T1"><text:tab/>Weight: </text:span><text:span text:style-name="T2">{</text:span><text:span text:style-name="T1">weight</text:span><text:span text:style-name="T2">}</text:span><text:span text:style-name="T1"> </text:span></text:p>
      <text:p text:style-name="P1"><text:span text:style-name="T1"><text:tab/>Height: </text:span><text:span text:style-name="T2">{</text:span><text:span text:style-name="T1">height</text:span><text:span text:style-name="T2">}</text:span><text:span text:style-name="T1"> </text:span></text:p>
      <text:p text:style-name="P1"><text:span text:style-name="T1"><text:tab/>BMI: </text:span><text:span text:style-name="T2">{</text:span><text:span text:style-name="T1">bmi</text:span><text:span text:style-name="T2">}</text:span><text:span text:style-name="T1"> </text:span>────────────────────────────────────────────────────────<text:span text:style-name="T1">DIAGNOSIS &amp; TREATMENT </text:span>────────────────────────────────────────────────────────<text:tab/><text:span text:style-name="T1">Primary Diagnosis: </text:span><text:span text:style-name="T2">{</text:span><text:span text:style-name="T1">diagnosis</text:span><text:span text:style-name="T2">}</text:span><text:span text:style-name="T1"> </text:span></text:p>
      <text:p text:style-name="P1"><text:span text:style-name="T1"><text:tab/>Treatment Plan: </text:span><text:span text:style-name="T2">{</text:span><text:span text:style-name="T1">treatment_plan</text:span><text:span text:style-name="T2">}</text:span></text:p>
      <text:p text:style-name="P1"><text:span text:style-name="T2"><text:tab/></text:span><text:span text:style-name="T1">Medications Prescribed: </text:span><text:span text:style-name="T2">{</text:span><text:span text:style-name="T1">medications_prescribed</text:span><text:span text:style-name="T2">}<text:tab/></text:span></text:p>
      <text:p text:style-name="P1"><text:span text:style-name="T2"><text:tab/></text:span><text:span text:style-name="T1">Follow-up Date: </text:span><text:span text:style-name="T2">{</text:span><text:span text:style-name="T1">followup_date</text:span><text:span text:style-name="T2">}</text:span><text:span text:style-name="T1"> </text:span>────────────────────────────────────────────────────────LABORATORY RESULTS ────────────────────────────────────────────────────────Test Name Result Reference Range </text:p>
      <text:p text:style-name="P1">────────────────────────────────── ─────────────────── <text:tab/><text:span text:style-name="T1">Hemoglobin: </text:span><text:span text:style-name="T2">{</text:span><text:span text:style-name="T1">hemoglobin</text:span><text:span text:style-name="T2">}</text:span><text:span text:style-name="T1"> </text:span><text:span text:style-name="T3">12</text:span><text:span text:style-name="T1">-16 g/dL </text:span></text:p>
      <text:p text:style-name="P1"><text:span text:style-name="T1"><text:tab/>WBC Count: </text:span><text:span text:style-name="T2">{</text:span><text:span text:style-name="T1">wbc_count</text:span><text:span text:style-name="T2">}</text:span><text:span text:style-name="T1"> </text:span><text:span text:style-name="T3">4,000</text:span><text:span text:style-name="T1">-11,000/μL </text:span></text:p>
      <text:p text:style-name="P1"><text:span text:style-name="T1"><text:tab/>Blood Glucose: </text:span><text:span text:style-name="T2">{</text:span><text:span text:style-name="T1">glucose</text:span><text:span text:style-name="T2">}</text:span><text:span text:style-name="T1"> </text:span><text:span text:style-name="T3">70</text:span><text:span text:style-name="T1">-100 mg/dL </text:span></text:p>
      <text:p text:style-name="P1"><text:span text:style-name="T1"><text:tab/>Cholesterol: </text:span><text:span text:style-name="T2">{</text:span><text:span text:style-name="T1">cholesterol</text:span><text:span text:style-name="T2">}</text:span><text:span text:style-name="T1"> &lt;</text:span><text:span text:style-name="T3">200</text:span><text:span text:style-name="T1"> mg/dL </text:span></text:p>
      <text:p text:style-name="P1"><text:soft-page-break/><text:span text:style-name="T1"><text:tab/>Creatinine: </text:span><text:span text:style-name="T2">{</text:span><text:span text:style-name="T1">creatinine</text:span><text:span text:style-name="T2">}</text:span><text:span text:style-name="T1"> </text:span><text:span text:style-name="T3">0.6</text:span><text:span text:style-name="T1">-1.2 mg/dL </text:span>────────────────────────────────────────────────────────PHYSICIAN NOTES ────────────────────────────────────────────────────────<text:tab/><text:span text:style-name="T2">{</text:span><text:span text:style-name="T1">physician_notes</text:span><text:span text:style-name="T2">}</text:span><text:span text:style-name="T1"> </text:span>────────────────────────────────────────────────────────SIGNATURES ────────────────────────────────────────────────────────<text:span text:style-name="T1">Physician Name: </text:span><text:span text:style-name="T2">{</text:span><text:span text:style-name="T1">physician_name</text:span><text:span text:style-name="T2">}</text:span><text:span text:style-name="T1"> </text:span></text:p>
      <text:p text:style-name="P1"><text:span text:style-name="T1">License Number: </text:span><text:span text:style-name="T2">{</text:span><text:span text:style-name="T1">license_number</text:span><text:span text:style-name="T2">}</text:span><text:span text:style-name="T1"> </text:span></text:p>
      <text:p text:style-name="P1"><text:span text:style-name="T1">Date: </text:span><text:span text:style-name="T2">{</text:span><text:span text:style-name="T1">generated_at</text:span><text:span text:style-name="T2">}</text:span><text:span text:style-name="T1"> </text:span>Signature: _________________________ ────────────────────────────────────────────────────────This report was automatically generated by the Clinical Documentation System </text:p>
      <text:p text:style-name="P1"><text:span text:style-name="T1">Generated by: </text:span><text:span text:style-name="T2">{</text:span><text:span text:style-name="T1">generated_by</text:span><text:span text:style-name="T2">}</text:span><text:span text:style-name="T1"> </text:span>════════════════════════════════════════════════════════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18:04:06.938123000</meta:creation-date>
    <dc:date>2025-10-22T18:10:57.073175000</dc:date>
    <meta:editing-duration>PT6M51S</meta:editing-duration>
    <meta:editing-cycles>1</meta:editing-cycles>
    <meta:document-statistic meta:table-count="0" meta:image-count="0" meta:object-count="0" meta:page-count="2" meta:paragraph-count="34" meta:word-count="151" meta:character-count="2429" meta:non-whitespace-character-count="2255"/>
    <meta:generator>LibreOffice/25.8.2.2$MacOSX_AARCH64 LibreOffice_project/d401f2107ccab8f924a8e2df40f573aab7605b6f</meta:generator>
  </office:meta>
</office:document-meta>
</file>